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bdf83" officeooo:paragraph-rsid="001bdf83"/>
    </style:style>
    <style:style style:name="P2" style:family="paragraph" style:parent-style-name="Standard">
      <style:text-properties officeooo:rsid="001c7906" officeooo:paragraph-rsid="001c7906"/>
    </style:style>
    <style:style style:name="P3" style:family="paragraph" style:parent-style-name="Standard" style:list-style-name="L1">
      <style:text-properties officeooo:rsid="001c7906" officeooo:paragraph-rsid="001c7906"/>
    </style:style>
    <style:style style:name="P4" style:family="paragraph" style:parent-style-name="Standard" style:list-style-name="L2">
      <style:text-properties officeooo:rsid="001c7906" officeooo:paragraph-rsid="001c7906"/>
    </style:style>
    <style:style style:name="P5" style:family="paragraph" style:parent-style-name="Standard" style:list-style-name="L1">
      <style:text-properties officeooo:paragraph-rsid="001c7906"/>
    </style:style>
    <style:style style:name="T1" style:family="text">
      <style:text-properties officeooo:rsid="001c7906"/>
    </style:style>
    <style:style style:name="T2" style:family="text">
      <style:text-properties fo:font-weight="bold" style:font-weight-asian="bold" style:font-weight-complex="bold"/>
    </style:style>
    <style:style style:name="T3" style:family="text">
      <style:text-properties fo:font-weight="bold" officeooo:rsid="001c7906"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ystems Software Verification Summer School</text:p>
      <text:p text:style-name="P1"/>
      <text:p text:style-name="P2">Instructors:</text:p>
      <text:p text:style-name="P2">Jon Howell, Principal Researcher, VMware</text:p>
      <text:p text:style-name="P2">Manos Kapritsos, Professor, University of Michigan</text:p>
      <text:p text:style-name="P1"/>
      <text:p text:style-name="P1">This course targets working engineers and students who want to understand how to reason rigorously about, asynchronous concurrent, and distributed systems. Asynchronous distributed systems are notoriously slippery, and the main tool we have for thinking about them is the natural-language design document. Ambiguities in English lead to shipping bugs; asynchrony bugs can be hard to diagnose and expensive (when they corrupt customer data).</text:p>
      <text:p text:style-name="P1"/>
      <text:p text:style-name="P1">Software verification uses a mechanical checker to confirm that a protocol does what it says it does. It’s a way to test every possible execution of the system at once, at compile time. Historically, verification was too tedious to use in serious software development, but advances in automated checking have made it much more feasible.</text:p>
      <text:p text:style-name="P1"/>
      <text:p text:style-name="P1">In this course, you’ll learn how to transform an ambiguous design document into a rigorous protocol specification, <text:span text:style-name="T1">how to prove that protocol is correct, and how to reason precisely about the invariants that hold the protocol together. The result is a “design document with a regression test”, so you can understand your protocol designs at compile time, rather than when the bug report comes back from the field.</text:span></text:p>
      <text:p text:style-name="P1"/>
      <text:p text:style-name="P2">Syllabus:</text:p>
      <text:list xml:id="list1637687290" text:style-name="L1">
        <text:list-item>
          <text:p text:style-name="P5"><text:span text:style-name="T1">How to </text:span><text:span text:style-name="T3">specify</text:span><text:span text:style-name="T1"> a protocol as a TLA+ state machine</text:span></text:p>
        </text:list-item>
        <text:list-item>
          <text:p text:style-name="P3">How to <text:span text:style-name="T2">verify</text:span> a protocol using Dafny proof automation</text:p>
        </text:list-item>
        <text:list-item>
          <text:p text:style-name="P3">How to <text:span text:style-name="T2">debug a proof</text:span></text:p>
        </text:list-item>
        <text:list-item>
          <text:p text:style-name="P3">How to structure a proof with <text:span text:style-name="T2">refinement</text:span></text:p>
        </text:list-item>
        <text:list-item>
          <text:p text:style-name="P3">How to manage <text:span text:style-name="T2">proof automation</text:span> challenges</text:p>
        </text:list-item>
      </text:list>
      <text:p text:style-name="Standard"/>
      <text:p text:style-name="P1">Here is the one-week version of the course we offered in 2020: <text:a xlink:type="simple" xlink:href="https://web.eecs.umich.edu/~manosk/summer-school-2020.html" text:style-name="Internet_20_link" text:visited-style-name="Visited_20_Internet_20_Link">https://web.eecs.umich.edu/~manosk/summer-school-2020.html</text:a></text:p>
      <text:p text:style-name="P1"/>
      <text:p text:style-name="P2">Proposed mechanics:</text:p>
      <text:list xml:id="list4014973831" text:style-name="L2">
        <text:list-item>
          <text:p text:style-name="P4">The course will run weekdays Monday August 16 through Friday August 27.</text:p>
        </text:list-item>
        <text:list-item>
          <text:p text:style-name="P4">The course will be offered by Zoom in the Pacific time zone.</text:p>
        </text:list-item>
        <text:list-item>
          <text:p text:style-name="P4">We may offer auxiliary office hours optimized for attendees European time zones.</text:p>
        </text:list-item>
        <text:list-item>
          <text:p text:style-name="P4">We may offer the option to attend in person in Bellevue, Washington, for a more immersive experience.</text:p>
        </text:list-item>
        <text:list-item>
          <text:p text:style-name="P4">The course will have 2-3 hours of lecture each day, followed by assignments to be completed in a focused work period. A lecturer will be available during the work period to answer questions and get you un-stuck.</text:p>
        </text:list-item>
        <text:list-item>
          <text:p text:style-name="P4">This is intended to be an immersive class: Block off your calendar and skip the weekly stand-up, and really immerse yourself in a new language and new way of think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27T12:29:38.788681933</meta:creation-date>
    <dc:date>2021-05-27T12:52:05.993835911</dc:date>
    <meta:editing-duration>PT11M57S</meta:editing-duration>
    <meta:editing-cycles>1</meta:editing-cycles>
    <meta:document-statistic meta:table-count="0" meta:image-count="0" meta:object-count="0" meta:page-count="1" meta:paragraph-count="21" meta:word-count="387" meta:character-count="2387" meta:non-whitespace-character-count="2032"/>
    <meta:generator>LibreOffice/6.0.7.3$Linux_X86_64 LibreOffice_project/00m0$Build-3</meta:generator>
  </office:meta>
</office:document-meta>
</file>